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sentSelector.setPresent( FilePresence f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sentSelector.verifySetting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esentSelector.createMap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sentSelector.Present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esentSelector.isSelected( File basedir , String filename ,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esentSelector.setTargetdir( File targe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ntSelector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ilePresenc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